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cc" draw:textarea-horizontal-align="justify" draw:textarea-vertical-align="middle" draw:auto-grow-height="false" fo:min-height="4.576cm" fo:min-width="6.612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7.624cm" fo:min-width="13.47cm"/>
    </style:style>
    <style:style style:name="gr3" style:family="graphic" style:parent-style-name="standard">
      <style:graphic-properties draw:fill-color="#772953" draw:textarea-horizontal-align="justify" draw:textarea-vertical-align="middle" draw:auto-grow-height="false" fo:min-height="0.29cm" fo:min-width="0.04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1.024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6" style:family="graphic" style:parent-style-name="standard">
      <style:graphic-properties draw:textarea-horizontal-align="justify" draw:textarea-vertical-align="middle" draw:auto-grow-height="false" fo:min-height="3.306cm" fo:min-width="6.358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3.306cm" fo:min-width="6.612cm"/>
    </style:style>
    <style:style style:name="gr8" style:family="graphic" style:parent-style-name="standard">
      <style:graphic-properties draw:fill-color="#77216f" draw:textarea-horizontal-align="justify" draw:textarea-vertical-align="middle" draw:auto-grow-height="false" fo:min-height="0.828cm" fo:min-width="0.578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5.83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.2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2.821cm"/>
    </style:style>
    <style:style style:name="gr13" style:family="graphic" style:parent-style-name="objectwithoutfill">
      <style:graphic-properties draw:stroke="dash" draw:stroke-dash="Fine_20_Dashed" svg:stroke-color="#666666" draw:marker-start="Arrow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2cm" fo:min-width="3.3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2cm" fo:min-width="3.87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94cm" fo:min-width="4.2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4.28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3.45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3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2.919cm"/>
    </style:style>
    <style:style style:name="gr21" style:family="graphic" style:parent-style-name="standard">
      <style:graphic-properties draw:stroke="none" draw:fill="none" fo:min-height="0.713cm"/>
    </style:style>
    <style:style style:name="gr22" style:family="graphic" style:parent-style-name="standard">
      <style:graphic-properties draw:textarea-horizontal-align="justify" draw:textarea-vertical-align="middle" draw:auto-grow-height="false" fo:min-height="2.798cm" fo:min-width="5.34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9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04cm"/>
    </style:style>
    <style:style style:name="gr2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cc"/>
      <style:paragraph-properties fo:text-align="center"/>
    </style:style>
    <style:style style:name="P2" style:family="paragraph">
      <loext:graphic-properties draw:fill-color="#772953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77216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0.5pt" fo:font-weight="bold" style:font-size-asian="10.5pt" style:font-weight-asian="bold" style:font-size-complex="10.5pt" style:font-weight-complex="bold"/>
    </style:style>
    <style:style style:name="T7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112cm" svg:height="4.826cm" svg:x="3.794cm" svg:y="4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97cm" svg:height="7.874cm" svg:x="13.462cm" svg:y="12.4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8.288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7.389cm" svg:y="19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6.389cm" svg:y="19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9.289cm" svg:y="19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0.762cm" svg:x="17.526cm" svg:y="13.716cm"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286cm" svg:height="1.27cm" svg:x="13.97cm" svg:y="17.0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858cm" svg:height="3.556cm" svg:x="20.066cm" svg:y="12.954cm">
          <text:p text:style-name="P3"><text:span text:style-name="T1">SAP WEBAPP</text:span></text:p>
          <text:p text:style-name="P3"/>
          <text:p text:style-name="P3">USER PORTAL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112cm" svg:height="3.556cm" svg:x="17.272cm" svg:y="6.096cm">
          <text:p text:style-name="P3">Nginx/MongoDB/Perl</text:p>
          <text:p text:style-name="P3">Serve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286cm" svg:height="1.27cm" svg:x="7.858cm" svg:y="5.60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524cm" svg:height="1.524cm" svg:x="4.826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6.096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4.988cm" svg:y1="6.042cm" svg:x2="1.524cm" svg:y2="0.762cm">
          <text:p/>
        </draw:line>
        <draw:line draw:style-name="gr9" draw:text-style-name="P5" draw:layer="layout" svg:x1="6.142cm" svg:y1="5.942cm" svg:x2="10.414cm" svg:y2="0.254cm">
          <text:p/>
        </draw:line>
        <draw:line draw:style-name="gr9" draw:text-style-name="P5" draw:layer="layout" svg:x1="4.926cm" svg:y1="7.112cm" svg:x2="0.508cm" svg:y2="10.16cm">
          <text:p/>
        </draw:line>
        <draw:frame draw:style-name="gr10" draw:text-style-name="P6" draw:layer="layout" svg:width="6.336cm" svg:height="1.445cm" svg:x="1.778cm" svg:y="12.192cm">
          <draw:text-box>
            <text:p><text:span text:style-name="T2">P2P Monero Node Daemon</text:span></text:p>
          </draw:text-box>
        </draw:frame>
        <draw:frame draw:style-name="gr11" draw:text-style-name="P6" draw:layer="layout" svg:width="2.788cm" svg:height="1.445cm" svg:x="4.475cm" svg:y="10.722cm">
          <draw:text-box>
            <text:p><text:span text:style-name="T3"/></text:p>
            <text:p><text:span text:style-name="T2">Wallet CLI</text:span></text:p>
          </draw:text-box>
        </draw:frame>
        <draw:frame draw:style-name="gr12" draw:text-style-name="P6" draw:layer="layout" svg:width="3.321cm" svg:height="1.427cm" svg:x="11.684cm" svg:y="3.048cm">
          <draw:text-box>
            <text:p><text:span text:style-name="T4"/></text:p>
            <text:p><text:span text:style-name="T4">NodeAgent</text:span></text:p>
          </draw:text-box>
        </draw:frame>
        <draw:line draw:style-name="gr9" draw:text-style-name="P5" draw:layer="layout" svg:x1="10.144cm" svg:y1="6.604cm" svg:x2="17.272cm" svg:y2="7.112cm">
          <text:p/>
        </draw:line>
        <draw:line draw:style-name="gr9" draw:text-style-name="P5" draw:layer="layout" svg:x1="15.748cm" svg:y1="17.018cm" svg:x2="17.78cm" svg:y2="9.652cm">
          <text:p/>
        </draw:line>
        <draw:line draw:style-name="gr9" draw:text-style-name="P5" draw:layer="layout" svg:x1="16.002cm" svg:y1="17.018cm" svg:x2="17.526cm" svg:y2="14.478cm">
          <text:p/>
        </draw:line>
        <draw:line draw:style-name="gr9" draw:text-style-name="P5" draw:layer="layout" svg:x1="16.002cm" svg:y1="18.288cm" svg:x2="16.389cm" svg:y2="19.051cm">
          <text:p/>
        </draw:line>
        <draw:line draw:style-name="gr9" draw:text-style-name="P5" draw:layer="layout" svg:x1="16.389cm" svg:y1="18.288cm" svg:x2="17.389cm" svg:y2="19.051cm">
          <text:p/>
        </draw:line>
        <draw:line draw:style-name="gr9" draw:text-style-name="P5" draw:layer="layout" svg:x1="16.256cm" svg:y1="17.78cm" svg:x2="18.288cm" svg:y2="19.05cm">
          <text:p/>
        </draw:line>
        <draw:line draw:style-name="gr9" draw:text-style-name="P5" draw:layer="layout" svg:x1="16.256cm" svg:y1="17.272cm" svg:x2="19.289cm" svg:y2="19.051cm">
          <text:p/>
        </draw:line>
        <draw:line draw:style-name="gr9" draw:text-style-name="P5" draw:layer="layout" svg:x1="24.13cm" svg:y1="4.318cm" svg:x2="20.828cm" svg:y2="6.096cm">
          <text:p/>
        </draw:line>
        <draw:line draw:style-name="gr13" draw:text-style-name="P5" draw:layer="layout" svg:x1="5.334cm" svg:y1="7.366cm" svg:x2="3.302cm" svg:y2="12.192cm">
          <text:p/>
        </draw:line>
        <draw:line draw:style-name="gr13" draw:text-style-name="P5" draw:layer="layout" svg:x1="6.604cm" svg:y1="8.89cm" svg:x2="6.858cm" svg:y2="11.176cm">
          <text:p/>
        </draw:line>
        <draw:line draw:style-name="gr13" draw:text-style-name="P5" draw:layer="layout" svg:x1="10.144cm" svg:y1="5.842cm" svg:x2="11.938cm" svg:y2="4.475cm">
          <text:p/>
        </draw:line>
        <draw:line draw:style-name="gr13" draw:text-style-name="P5" draw:layer="layout" svg:x1="17.272cm" svg:y1="13.97cm" svg:x2="10.668cm" svg:y2="14.478cm">
          <text:p/>
        </draw:line>
        <draw:frame draw:style-name="gr14" draw:text-style-name="P6" draw:layer="layout" svg:width="3.889cm" svg:height="1.622cm" svg:x="7.545cm" svg:y="15.624cm">
          <draw:text-box>
            <text:p><text:span text:style-name="T4"/></text:p>
            <text:p><text:span text:style-name="T4">CoreManager</text:span></text:p>
          </draw:text-box>
        </draw:frame>
        <draw:frame draw:style-name="gr15" draw:text-style-name="P6" draw:layer="layout" svg:width="4.378cm" svg:height="1.622cm" svg:x="7.366cm" svg:y="18.288cm">
          <draw:text-box>
            <text:p><text:span text:style-name="T5"/></text:p>
            <text:p><text:span text:style-name="T4">CoreWorker</text:span></text:p>
          </draw:text-box>
        </draw:frame>
        <draw:line draw:style-name="gr13" draw:text-style-name="P5" draw:layer="layout" svg:x1="16.256cm" svg:y1="19.304cm" svg:x2="11.684cm" svg:y2="19.558cm">
          <text:p/>
        </draw:line>
        <draw:frame draw:style-name="gr16" draw:text-style-name="P6" draw:layer="layout" svg:width="4.701cm" svg:height="2.344cm" svg:x="8.404cm" svg:y="14.054cm">
          <draw:text-box>
            <text:p><text:span text:style-name="T6">Launcher</text:span></text:p>
            <text:p><text:span text:style-name="T7">launching </text:span><text:span text:style-name="T6">CoreManage</text:span><text:span text:style-name="T4">r</text:span></text:p>
          </draw:text-box>
        </draw:frame>
        <draw:line draw:style-name="gr13" draw:text-style-name="P5" draw:layer="layout" svg:x1="13.97cm" svg:y1="17.526cm" svg:x2="10.922cm" svg:y2="17.018cm">
          <text:p/>
        </draw:line>
        <draw:line draw:style-name="gr9" draw:text-style-name="P5" draw:layer="layout" svg:x1="6.35cm" svg:y1="6.604cm" svg:x2="7.858cm" svg:y2="6.096cm">
          <text:p/>
        </draw:line>
        <draw:line draw:style-name="gr9" draw:text-style-name="P5" draw:layer="layout" svg:x1="6.858cm" svg:y1="8.128cm" svg:x2="8.382cm" svg:y2="6.874cm">
          <text:p/>
        </draw:line>
        <draw:line draw:style-name="gr9" draw:text-style-name="P5" draw:layer="layout" svg:x1="5.842cm" svg:y1="7.366cm" svg:x2="6.35cm" svg:y2="8.128cm">
          <text:p/>
        </draw:line>
        <draw:frame draw:style-name="gr17" draw:text-style-name="P6" draw:layer="layout" svg:width="4.783cm" svg:height="0.776cm" svg:x="17.823cm" svg:y="17.78cm">
          <draw:text-box>
            <text:p><text:span text:style-name="T8">Command line/IPC</text:span></text:p>
          </draw:text-box>
        </draw:frame>
        <draw:frame draw:style-name="gr18" draw:text-style-name="P6" draw:layer="layout" svg:width="3.959cm" svg:height="0.674cm" svg:x="7.147cm" svg:y="7.474cm">
          <draw:text-box>
            <text:p><text:span text:style-name="T8">Command line</text:span></text:p>
          </draw:text-box>
        </draw:frame>
        <draw:frame draw:style-name="gr19" draw:text-style-name="P6" draw:layer="layout" svg:width="2.893cm" svg:height="0.674cm" svg:x="11.789cm" svg:y="6.096cm">
          <draw:text-box>
            <text:p><text:span text:style-name="T8">Websocket</text:span></text:p>
          </draw:text-box>
        </draw:frame>
        <draw:frame draw:style-name="gr19" draw:text-style-name="P6" draw:layer="layout" svg:width="2.893cm" svg:height="0.674cm" svg:x="15.395cm" svg:y="11.518cm">
          <draw:text-box>
            <text:p><text:span text:style-name="T8">Websocket</text:span></text:p>
          </draw:text-box>
        </draw:frame>
        <draw:frame draw:style-name="gr19" draw:text-style-name="P6" draw:layer="layout" svg:width="2.893cm" svg:height="0.674cm" svg:x="20.983cm" svg:y="10.922cm">
          <draw:text-box>
            <text:p><text:span text:style-name="T8">Websocket</text:span></text:p>
          </draw:text-box>
        </draw:frame>
        <draw:frame draw:style-name="gr20" draw:text-style-name="P6" draw:layer="layout" svg:width="3.419cm" svg:height="0.776cm" svg:x="16.299cm" svg:y="15.734cm">
          <draw:text-box>
            <text:p><text:span text:style-name="T9">Command line/File</text:span></text:p>
          </draw:text-box>
        </draw:frame>
        <draw:frame draw:style-name="gr21" draw:text-style-name="P7" draw:layer="layout" svg:width="10.34cm" svg:height="0.963cm" svg:x="0.008cm" svg:y="20.119cm">
          <draw:text-box>
            <text:p><text:span text:style-name="T9">APP framework </text:span><text:span text:style-name="T9"><text:a xlink:href="https://github.com/creativearmy/caf" xlink:type="simple">https://github.com/creativearmy/caf</text:a></text:span></text:p>
          </draw:text-box>
        </draw:frame>
        <draw:custom-shape draw:style-name="gr22" draw:text-style-name="P3" draw:layer="layout" svg:width="5.842cm" svg:height="3.048cm" svg:x="21.336cm" svg:y="1.27cm">
          <text:p text:style-name="P3"><text:span text:style-name="T1">SAP WEBAPP</text:span></text:p>
          <text:p text:style-name="P3"/>
          <text:p text:style-name="P3">ADMIN PORTAL</text:p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2.893cm" svg:height="0.674cm" svg:x="20.066cm" svg:y="5.08cm">
          <draw:text-box>
            <text:p><text:span text:style-name="T8">Websocket</text:span></text:p>
          </draw:text-box>
        </draw:frame>
        <draw:line draw:style-name="gr9" draw:text-style-name="P5" draw:layer="layout" svg:x1="23.368cm" svg:y1="12.446cm" svg:x2="22.098cm" svg:y2="9.652cm">
          <text:p/>
        </draw:line>
        <draw:frame draw:style-name="gr23" draw:text-style-name="P6" draw:layer="layout" svg:width="1.099cm" svg:height="0.569cm" svg:x="5.185cm" svg:y="7.708cm">
          <draw:text-box>
            <text:p><text:span text:style-name="T8">RPC</text:span></text:p>
          </draw:text-box>
        </draw:frame>
        <draw:frame draw:style-name="gr24" draw:text-style-name="P6" draw:layer="layout" svg:width="6.704cm" svg:height="0.962cm" svg:x="11.43cm" svg:y="1.27cm">
          <draw:text-box>
            <text:p>Architecture Overview</text:p>
          </draw:text-box>
        </draw:frame>
        <draw:frame draw:style-name="gr23" draw:text-style-name="P6" draw:layer="layout" svg:width="1.099cm" svg:height="0.569cm" svg:x="6.486cm" svg:y="6.409cm">
          <draw:text-box>
            <text:p><text:span text:style-name="T8">RPC</text:span></text:p>
          </draw:text-box>
        </draw:frame>
        <presentation:notes draw:style-name="dp2">
          <draw:page-thumbnail draw:style-name="gr25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otted" svg:stroke-color="#ff3333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6T20:55:30.595289745</meta:creation-date>
    <meta:generator>LibreOffice/5.1.6.2$Linux_X86_64 LibreOffice_project/10m0$Build-2</meta:generator>
    <dc:date>2017-11-24T21:59:34.502050367</dc:date>
    <meta:editing-duration>PT7H59M58S</meta:editing-duration>
    <meta:editing-cycles>33</meta:editing-cycles>
    <meta:document-statistic meta:object-count="75"/>
  </office:meta>
</office:document-meta>
</file>